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c0c0c0" draw:textarea-horizontal-align="center" draw:textarea-vertical-align="middle"/>
    </style:style>
    <style:style style:name="gr2" style:family="graphic" style:parent-style-name="standard">
      <style:graphic-properties draw:fill="solid" draw:fill-color="#e6ff00" draw:textarea-horizontal-align="center" draw:textarea-vertical-align="middle" draw:shadow="visible"/>
    </style:style>
    <style:style style:name="gr3" style:family="graphic" style:parent-style-name="standard">
      <style:graphic-properties draw:fill="solid" draw:fill-color="#00cccc" draw:textarea-horizontal-align="center" draw:textarea-vertical-align="middle" draw:shadow="visible"/>
    </style:style>
    <style:style style:name="gr4" style:family="graphic" style:parent-style-name="standard">
      <style:graphic-properties draw:fill="solid" draw:fill-color="#ffff00" draw:textarea-horizontal-align="center" draw:textarea-vertical-align="middle" draw:shadow="visible"/>
    </style:style>
    <style:style style:name="gr5" style:family="graphic" style:parent-style-name="standard">
      <style:graphic-properties draw:marker-end="Arrow" draw:marker-end-width="0.25cm" draw:textarea-horizontal-align="center" draw:textarea-vertical-align="middle" draw:shadow="hidden"/>
    </style:style>
    <style:style style:name="gr6" style:family="graphic" style:parent-style-name="standard">
      <style:graphic-properties draw:fill="solid" draw:fill-color="#ffcc99" draw:textarea-horizontal-align="center" draw:textarea-vertical-align="middle" draw:shadow="visibl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fill="solid" draw:fill-color="#666666" draw:textarea-horizontal-align="justify" draw:textarea-vertical-align="middle" draw:auto-grow-height="false" draw:shadow="visible"/>
    </style:style>
    <style:style style:name="gr9" style:family="graphic" style:parent-style-name="standard">
      <style:graphic-properties draw:fill="solid" draw:fill-color="#e6e6e6" draw:textarea-horizontal-align="justify" draw:textarea-vertical-align="middle" draw:auto-grow-height="false" fo:min-height="0cm" fo:min-width="0cm" fo:wrap-option="no-wrap" draw:shadow="hidden"/>
    </style:style>
    <style:style style:name="gr10" style:family="graphic" style:parent-style-name="standard">
      <style:graphic-properties draw:fill="solid" draw:fill-color="#e6e6e6" draw:textarea-horizontal-align="justify" draw:textarea-vertical-align="middle" draw:auto-grow-height="false" fo:min-height="0cm" fo:min-width="0cm" fo:wrap-option="no-wrap"/>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style>
    <style:style style:name="P3" style:family="paragraph">
      <style:paragraph-properties fo:text-align="center"/>
    </style:style>
    <style:style style:name="P4" style:family="paragraph">
      <style:paragraph-properties fo:text-align="center"/>
      <style:text-properties style:text-outline="true" fo:font-size="72pt" style:font-size-asian="72pt" style:font-size-complex="72pt"/>
    </style:style>
    <style:style style:name="T1" style:family="text">
      <style:text-properties style:text-outline="true" fo:font-size="72pt" style:font-size-asian="72pt" style:font-size-complex="72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layer="layout" svg:width="18.316cm" svg:height="10.843cm" svg:x="1.76cm" svg:y="6.821cm">
          <text:p/>
        </draw:rect>
        <draw:ellipse draw:style-name="gr2" draw:text-style-name="P1" draw:id="id3" draw:layer="layout" svg:width="4.305cm" svg:height="2.149cm" svg:x="8.206cm" svg:y="7.412cm">
          <text:p text:style-name="P1">Extract</text:p>
        </draw:ellipse>
        <draw:rect draw:style-name="gr3" draw:text-style-name="P1" draw:id="id5" draw:layer="layout" svg:width="8.38cm" svg:height="2.342cm" svg:x="6.179cm" svg:y="10.929cm">
          <text:p text:style-name="P2">Internal Representation</text:p>
        </draw:rect>
        <draw:ellipse draw:style-name="gr4" draw:text-style-name="P1" draw:id="id1" draw:layer="layout" svg:width="3.755cm" svg:height="2.417cm" svg:x="16.264cm" svg:y="10.837cm">
          <text:p text:style-name="P2">Analyze</text:p>
        </draw:ellipse>
        <draw:connector draw:style-name="gr5" draw:text-style-name="P3" draw:layer="layout" draw:type="curve" svg:x1="12.745cm" svg:y1="13.603cm" svg:x2="18.141cm" svg:y2="13.254cm" draw:end-shape="id1" draw:end-glue-point="2" svg:d="m12745 13603c0 676 5396 851 5396-349">
          <text:p/>
        </draw:connector>
        <draw:connector draw:style-name="gr5" draw:text-style-name="P3" draw:layer="layout" draw:type="curve" svg:x1="18.141cm" svg:y1="10.837cm" svg:x2="12.529cm" svg:y2="10.752cm" draw:start-shape="id1" draw:start-glue-point="0" svg:d="m18141 10837c0-750-5612-707-5612-85">
          <text:p/>
        </draw:connector>
        <draw:ellipse draw:style-name="gr2" draw:text-style-name="P1" draw:id="id2" draw:layer="layout" svg:width="4.013cm" svg:height="2.417cm" svg:x="8.343cm" svg:y="14.676cm">
          <text:p text:style-name="P2">Synthesize</text:p>
        </draw:ellipse>
        <draw:rect draw:style-name="gr6" draw:text-style-name="P1" draw:id="id4" draw:layer="layout" svg:width="5.28cm" svg:height="1.481cm" svg:x="7.723cm" svg:y="18.687cm">
          <text:p text:style-name="P2">Results</text:p>
        </draw:rect>
        <draw:connector draw:style-name="gr7" draw:layer="layout" draw:type="curve" draw:line-skew="-2.282cm" svg:x1="8.343cm" svg:y1="15.884cm" svg:x2="8.206cm" svg:y2="8.486cm" draw:start-shape="id2" draw:start-glue-point="3" draw:end-shape="id3" draw:end-glue-point="3" svg:d="m8343 15884c-4380 0-4311-7398-137-7398">
          <text:p/>
        </draw:connector>
        <draw:connector draw:style-name="gr7" draw:layer="layout" draw:type="line" svg:x1="10.349cm" svg:y1="17.093cm" svg:x2="10.363cm" svg:y2="18.687cm" draw:start-shape="id2" draw:start-glue-point="2" draw:end-shape="id4" draw:end-glue-point="0" svg:d="m10349 17093 14 1594">
          <text:p/>
        </draw:connector>
        <draw:connector draw:style-name="gr7" draw:layer="layout" draw:type="line" svg:x1="10.369cm" svg:y1="13.271cm" svg:x2="10.349cm" svg:y2="14.676cm" draw:start-shape="id5" draw:start-glue-point="2" draw:end-shape="id2" draw:end-glue-point="0" svg:d="m10369 13271-20 1405">
          <text:p/>
        </draw:connector>
        <draw:connector draw:style-name="gr7" draw:layer="layout" draw:type="line" svg:x1="10.358cm" svg:y1="9.561cm" svg:x2="10.369cm" svg:y2="10.929cm" draw:start-shape="id3" draw:start-glue-point="2" draw:end-shape="id5" draw:end-glue-point="0" svg:d="m10358 9561 11 1368">
          <text:p/>
        </draw:connector>
        <draw:custom-shape draw:style-name="gr8" draw:text-style-name="P4" draw:layer="layout" svg:width="5.337cm" svg:height="4.79cm" svg:x="7.711cm" svg:y="0.909cm">
          <text:p text:style-name="P3"><text:span text:style-name="T1">?</text:span></text:p>
          <draw:enhanced-geometry svg:viewBox="0 0 21600 21600" draw:mirror-horizontal="false" draw:mirror-vertical="false" draw:glue-points="?f7 0 ?f6 ?f1 0 ?f10 ?f6 21600 ?f4 ?f10 21600 ?f9" draw:path-stretchpoint-x="10800" draw:path-stretchpoint-y="10800" draw:text-areas="0 ?f1 ?f4 ?f12" draw:type="cube" draw:modifiers="5353.9177657098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7" draw:layer="layout" svg:x1="10.31cm" svg:y1="5.657cm" svg:x2="10.31cm" svg:y2="7.39cm">
          <text:p/>
        </draw:line>
        <draw:custom-shape draw:style-name="gr9" draw:text-style-name="P3" draw:layer="layout" svg:width="6.327cm" svg:height="4.064cm" svg:x="0.635cm" svg:y="0.635cm">
          <text:p text:style-name="P3">Source code</text:p>
          <text:p text:style-name="P3">Documentation</text:p>
          <text:p text:style-name="P3">Tests</text:p>
          <draw:enhanced-geometry svg:viewBox="0 0 21600 21600" draw:text-areas="3000 3320 17110 17330" draw:type="cloud-callout" draw:modifiers="25453.7294563843 24947.601476014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 draw:text-style-name="P3" draw:layer="layout" svg:width="7.504cm" svg:height="4.503cm" svg:x="13.421cm" svg:y="2.054cm">
          <text:p text:style-name="P3">Version history</text:p>
          <text:p text:style-name="P3">Execution traces</text:p>
          <text:p text:style-name="P3">Log files</text:p>
          <draw:enhanced-geometry svg:viewBox="0 0 21600 21600" draw:text-areas="3000 3320 17110 17330" draw:type="cloud-callout" draw:modifiers="-5851.13924050633 1740.8525754884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Nimbus Roman No9 L'"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Nimbus Roman No9 L'"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21$Build-9319</meta:generator>
    <meta:creation-date>2003-11-20T08:45:33</meta:creation-date>
    <dc:date>2010-05-05T10:12:03</dc:date>
    <dc:language>en-US</dc:language>
    <meta:editing-cycles>11</meta:editing-cycles>
    <meta:editing-duration>PT01H09M53S</meta:editing-duration>
    <meta:document-statistic meta:object-count="16"/>
    <meta:user-defined meta:name="Info 1"/>
    <meta:user-defined meta:name="Info 2"/>
    <meta:user-defined meta:name="Info 3"/>
    <meta:user-defined meta:name="Info 4"/>
  </office:meta>
</office:document-meta>
</file>